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fo:font-size="8.5pt" style:font-size-asian="8.5pt" style:font-size-complex="8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</text:p>
      <text:p text:style-name="Standard">title: "The name of your research software exemplar or use case" # short title - this is usually your software project name</text:p>
      <text:p text:style-name="Standard">search_exclude: true # set to false if you want this page to show up in search results (it's 'true for the template as we don't want that in search results)</text:p>
      <text:p text:style-name="Standard">description: "" # a description of the page - A brief description of the exemplar or use case and which problem it solves and which domains (or if its cross domain) it applies to. </text:p>
      <text:p text:style-name="Standard">contributors: [] # a comma separated list of contributors' names, as found in _data/CONTRIBUTORS.yml (add yourself to the files if you do not have an entry)</text:p>
      <text:p text:style-name="Standard">page_id: # unique page id, ideally lowercase words separated by underscore(s) - for example page_id of 'Galaxy' could be galaxy</text:p>
      <text:p text:style-name="Standard">type: research_software_story # leave this as is</text:p>
      <text:p text:style-name="Standard">---</text:p>
      <text:p text:style-name="P1"/>
      <text:p text:style-name="Standard">&lt;!-- </text:p>
      <text:p text:style-name="Standard">Please keep all sections and fill them in.</text:p>
      <text:p text:style-name="Standard"/>
      <text:p text:style-name="Standard">If this is not possible for any reason - you may remove sections (you will need to explain to the Editorial Board in your pull request why certain sections are not present).</text:p>
      <text:p text:style-name="Standard"/>
      <text:p text:style-name="Standard">At the end, optionally add subheadings to all sections briefly summarising the content. </text:p>
      <text:p text:style-name="Standard"/>
      <text:p text:style-name="Standard">Once you have completed your research community entry - please add it to _data/sidebars/main.yml under the Research Software Stories entry in alphabetical order.</text:p>
      <text:p text:style-name="Standard"/>
      <text:p text:style-name="Standard">This markdown comment can be deleted in your final page.</text:p>
      <text:p text:style-name="Standard">--&gt;</text:p>
      <text:p text:style-name="P1"/>
      <text:p text:style-name="P1"/>
      <text:p text:style-name="P1"/>
      <text:p text:style-name="Standard">## The Problem </text:p>
      <text:p text:style-name="Standard"/>
      <text:p text:style-name="Standard"><text:soft-page-break/>## The Community </text:p>
      <text:p text:style-name="Standard"/>
      <text:p text:style-name="Standard">## Technical Aspects </text:p>
      <text:p text:style-name="Standard"/>
      <text:p text:style-name="Standard">### Libraries and Systems </text:p>
      <text:p text:style-name="Standard"/>
      <text:p text:style-name="Standard">## Software Practices </text:p>
      <text:p text:style-name="Standard"/>
      <text:p text:style-name="Standard">## Community </text:p>
      <text:p text:style-name="Standard"/>
      <text:p text:style-name="Standard">## Tools </text:p>
      <text:p text:style-name="Standard"/>
      <text:p text:style-name="Standard">## FAIR &amp; Open </text:p>
      <text:p text:style-name="Standard"/>
      <text:p text:style-name="Standard">## Documentation </text:p>
      <text:p text:style-name="Standard"/>
      <text:p text:style-name="Standard">## Sustainability </text:p>
      <text:p text:style-name="Standard"/>
      <text:p text:style-name="Standard">## References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60" meta:character-count="1511" meta:non-whitespace-character-count="1264"/>
    <meta:generator>LibreOfficeDev/6.0.5.2$Linux_X86_64 LibreOffice_project/</meta:generator>
  </office:meta>
</office:document-meta>
</file>